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900000035A93F8C7A65CC2B0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5da37" officeooo:paragraph-rsid="0015da37"/>
    </style:style>
    <style:style style:name="P2" style:family="paragraph" style:parent-style-name="Standard">
      <style:paragraph-properties fo:text-align="justify" style:justify-single-word="false"/>
      <style:text-properties officeooo:rsid="0017d8e6" officeooo:paragraph-rsid="0019cc57"/>
    </style:style>
    <style:style style:name="P3" style:family="paragraph" style:parent-style-name="Standard">
      <style:paragraph-properties fo:text-align="justify" style:justify-single-word="false"/>
      <style:text-properties officeooo:rsid="0017d8e6" officeooo:paragraph-rsid="001a8b45"/>
    </style:style>
    <style:style style:name="P4" style:family="paragraph" style:parent-style-name="Standard">
      <style:paragraph-properties fo:text-align="justify" style:justify-single-word="false"/>
      <style:text-properties officeooo:rsid="001a8b45" officeooo:paragraph-rsid="001a8b45"/>
    </style:style>
    <style:style style:name="P5" style:family="paragraph" style:parent-style-name="Standard">
      <style:paragraph-properties fo:text-align="justify" style:justify-single-word="false"/>
      <style:text-properties officeooo:rsid="001b5168" officeooo:paragraph-rsid="001b5168"/>
    </style:style>
    <style:style style:name="P6" style:family="paragraph" style:parent-style-name="Standard">
      <style:paragraph-properties fo:text-align="justify" style:justify-single-word="false"/>
      <style:text-properties officeooo:rsid="001b5168" officeooo:paragraph-rsid="002191b1"/>
    </style:style>
    <style:style style:name="P7" style:family="paragraph" style:parent-style-name="Standard">
      <style:paragraph-properties fo:text-align="justify" style:justify-single-word="false"/>
      <style:text-properties officeooo:rsid="001f1bd5" officeooo:paragraph-rsid="001f1bd5"/>
    </style:style>
    <style:style style:name="P8" style:family="paragraph" style:parent-style-name="Standard">
      <style:paragraph-properties fo:text-align="justify" style:justify-single-word="false"/>
      <style:text-properties officeooo:rsid="001f1bd5" officeooo:paragraph-rsid="00292cdb"/>
    </style:style>
    <style:style style:name="P9" style:family="paragraph" style:parent-style-name="Standard">
      <style:paragraph-properties fo:text-align="justify" style:justify-single-word="false"/>
      <style:text-properties officeooo:rsid="002203c2" officeooo:paragraph-rsid="002203c2"/>
    </style:style>
    <style:style style:name="P10" style:family="paragraph" style:parent-style-name="Standard">
      <style:paragraph-properties fo:text-align="justify" style:justify-single-word="false"/>
      <style:text-properties officeooo:rsid="002203c2" officeooo:paragraph-rsid="002caadd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Consolas" fo:font-size="10pt" fo:font-style="normal" fo:font-weight="normal" officeooo:rsid="001f1bd5" officeooo:paragraph-rsid="001f1bd5" style:font-size-asian="10pt" style:font-style-asian="normal" style:font-weight-asian="normal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style="normal" fo:font-weight="normal" officeooo:rsid="001a8b45" officeooo:paragraph-rsid="001a8b45" style:font-size-asian="12pt" style:font-style-asian="normal" style:font-weight-asian="normal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style="normal" fo:font-weight="normal" officeooo:rsid="001a8b45" officeooo:paragraph-rsid="001b5168" style:font-size-asian="12pt" style:font-style-asian="normal" style:font-weight-asian="normal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style="normal" fo:font-weight="normal" officeooo:rsid="001b5168" officeooo:paragraph-rsid="001b5168" style:font-size-asian="12pt" style:font-style-asian="normal" style:font-weight-asian="normal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style="normal" fo:font-weight="normal" officeooo:rsid="0019cc57" officeooo:paragraph-rsid="0019cc57" style:font-size-asian="12pt" style:font-style-asian="normal" style:font-weight-asian="normal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style="normal" fo:font-weight="normal" officeooo:rsid="0019cc57" officeooo:paragraph-rsid="001a8b45" style:font-size-asian="12pt" style:font-style-asian="normal" style:font-weight-asian="normal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style="normal" fo:font-weight="normal" officeooo:rsid="001f1bd5" officeooo:paragraph-rsid="001f1bd5" style:font-size-asian="12pt" style:font-style-asian="normal" style:font-weight-asian="normal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style="normal" fo:font-weight="normal" officeooo:rsid="001f1bd5" officeooo:paragraph-rsid="002191b1" style:font-size-asian="12pt" style:font-style-asian="normal" style:font-weight-asian="normal" style:font-size-complex="12pt"/>
    </style:style>
    <style:style style:name="P19" style:family="paragraph" style:parent-style-name="Standard">
      <style:paragraph-properties fo:text-align="justify" style:justify-single-word="false"/>
      <style:text-properties officeooo:paragraph-rsid="0017d8e6"/>
    </style:style>
    <style:style style:name="P20" style:family="paragraph" style:parent-style-name="Standard">
      <style:paragraph-properties fo:text-align="justify" style:justify-single-word="false"/>
      <style:text-properties officeooo:paragraph-rsid="0019cc57"/>
    </style:style>
    <style:style style:name="P21" style:family="paragraph" style:parent-style-name="Standard">
      <style:paragraph-properties fo:text-align="justify" style:justify-single-word="false"/>
      <style:text-properties officeooo:paragraph-rsid="002191b1"/>
    </style:style>
    <style:style style:name="P22" style:family="paragraph" style:parent-style-name="Standard">
      <style:paragraph-properties fo:text-align="justify" style:justify-single-word="false"/>
      <style:text-properties officeooo:paragraph-rsid="00263ea1"/>
    </style:style>
    <style:style style:name="P23" style:family="paragraph" style:parent-style-name="Standard">
      <style:paragraph-properties fo:text-align="justify" style:justify-single-word="false"/>
      <style:text-properties officeooo:paragraph-rsid="002caadd"/>
    </style:style>
    <style:style style:name="T1" style:family="text">
      <style:text-properties officeooo:rsid="0015da37"/>
    </style:style>
    <style:style style:name="T2" style:family="text">
      <style:text-properties style:text-position="super 58%"/>
    </style:style>
    <style:style style:name="T3" style:family="text">
      <style:text-properties officeooo:rsid="0017d8e6"/>
    </style:style>
    <style:style style:name="T4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5" style:family="text">
      <style:text-properties fo:color="#000000" loext:opacity="100%" style:font-name="Liberation Serif" fo:font-size="12pt" fo:font-style="normal" fo:font-weight="normal" officeooo:rsid="0017d8e6" style:font-size-asian="12pt" style:font-style-asian="normal" style:font-weight-asian="normal" style:font-size-complex="12pt"/>
    </style:style>
    <style:style style:name="T6" style:family="text">
      <style:text-properties fo:color="#000000" loext:opacity="100%" style:font-name="Liberation Serif" fo:font-size="12pt" fo:font-style="normal" fo:font-weight="normal" officeooo:rsid="0019cc57" style:font-size-asian="12pt" style:font-style-asian="normal" style:font-weight-asian="normal" style:font-size-complex="12pt"/>
    </style:style>
    <style:style style:name="T7" style:family="text">
      <style:text-properties fo:color="#000000" loext:opacity="100%" style:font-name="Liberation Serif" fo:font-size="12pt" fo:font-style="normal" fo:font-weight="normal" officeooo:rsid="001a8b45" style:font-size-asian="12pt" style:font-style-asian="normal" style:font-weight-asian="normal" style:font-size-complex="12pt"/>
    </style:style>
    <style:style style:name="T8" style:family="text">
      <style:text-properties fo:color="#000000" loext:opacity="100%" style:font-name="Liberation Serif" fo:font-size="12pt" fo:font-style="normal" fo:font-weight="normal" officeooo:rsid="001b5168" style:font-size-asian="12pt" style:font-style-asian="normal" style:font-weight-asian="normal" style:font-size-complex="12pt"/>
    </style:style>
    <style:style style:name="T9" style:family="text">
      <style:text-properties fo:color="#000000" loext:opacity="100%" style:font-name="Liberation Serif" fo:font-size="12pt" fo:font-style="normal" fo:font-weight="normal" officeooo:rsid="001d6881" style:font-size-asian="12pt" style:font-style-asian="normal" style:font-weight-asian="normal" style:font-size-complex="12pt"/>
    </style:style>
    <style:style style:name="T10" style:family="text">
      <style:text-properties fo:color="#000000" loext:opacity="100%" style:font-name="Liberation Serif" fo:font-size="12pt" fo:font-style="normal" fo:font-weight="normal" officeooo:rsid="001f1bd5" style:font-size-asian="12pt" style:font-style-asian="normal" style:font-weight-asian="normal" style:font-size-complex="12pt"/>
    </style:style>
    <style:style style:name="T11" style:family="text">
      <style:text-properties fo:color="#000000" loext:opacity="100%" style:font-name="Liberation Serif" fo:font-size="12pt" fo:font-style="normal" fo:font-weight="normal" officeooo:rsid="001f436b" style:font-size-asian="12pt" style:font-style-asian="normal" style:font-weight-asian="normal" style:font-size-complex="12pt"/>
    </style:style>
    <style:style style:name="T12" style:family="text">
      <style:text-properties fo:color="#000000" loext:opacity="100%" style:font-name="Liberation Serif" fo:font-size="12pt" fo:font-style="normal" fo:font-weight="normal" officeooo:rsid="00206036" style:font-size-asian="12pt" style:font-style-asian="normal" style:font-weight-asian="normal" style:font-size-complex="12pt"/>
    </style:style>
    <style:style style:name="T13" style:family="text">
      <style:text-properties fo:color="#000000" loext:opacity="100%" style:font-name="Liberation Serif" fo:font-size="12pt" fo:font-style="normal" fo:font-weight="normal" officeooo:rsid="00218d9a" style:font-size-asian="12pt" style:font-style-asian="normal" style:font-weight-asian="normal" style:font-size-complex="12pt"/>
    </style:style>
    <style:style style:name="T14" style:family="text">
      <style:text-properties fo:color="#000000" loext:opacity="100%" style:font-name="Liberation Serif" fo:font-size="12pt" fo:font-style="normal" fo:font-weight="normal" officeooo:rsid="0023dab9" style:font-size-asian="12pt" style:font-style-asian="normal" style:font-weight-asian="normal" style:font-size-complex="12pt"/>
    </style:style>
    <style:style style:name="T15" style:family="text">
      <style:text-properties fo:color="#000000" loext:opacity="100%" style:font-name="Liberation Serif" fo:font-size="12pt" fo:font-style="normal" fo:font-weight="normal" officeooo:rsid="00248877" style:font-size-asian="12pt" style:font-style-asian="normal" style:font-weight-asian="normal" style:font-size-complex="12pt"/>
    </style:style>
    <style:style style:name="T16" style:family="text">
      <style:text-properties fo:color="#000000" loext:opacity="100%" style:font-name="Liberation Serif" fo:font-size="12pt" fo:font-style="normal" fo:font-weight="normal" officeooo:rsid="003669b1" style:font-size-asian="12pt" style:font-style-asian="normal" style:font-weight-asian="normal" style:font-size-complex="12pt"/>
    </style:style>
    <style:style style:name="T17" style:family="text">
      <style:text-properties fo:color="#000000" loext:opacity="100%" style:font-name="Liberation Serif" fo:font-size="12pt" fo:font-style="normal" fo:font-weight="normal" officeooo:rsid="003694f4" style:font-size-asian="12pt" style:font-style-asian="normal" style:font-weight-asian="normal" style:font-size-complex="12pt"/>
    </style:style>
    <style:style style:name="T18" style:family="text">
      <style:text-properties officeooo:rsid="0019cc57"/>
    </style:style>
    <style:style style:name="T19" style:family="text">
      <style:text-properties fo:color="#2a6099" loext:opacity="100%" style:font-name="Consolas" fo:font-size="10pt" fo:font-style="normal" fo:font-weight="normal" style:font-size-asian="10pt" style:font-style-asian="normal" style:font-weight-asian="normal"/>
    </style:style>
    <style:style style:name="T20" style:family="text">
      <style:text-properties fo:color="#2a6099" loext:opacity="100%" style:font-name="Consolas" fo:font-size="10pt" fo:font-style="normal" fo:font-weight="normal" style:font-size-asian="10pt" style:font-style-asian="normal" style:font-weight-asian="normal" style:font-size-complex="10pt"/>
    </style:style>
    <style:style style:name="T21" style:family="text">
      <style:text-properties fo:color="#2a6099" loext:opacity="100%" style:font-name="Consolas" fo:font-size="10pt" fo:font-style="normal" fo:font-weight="normal" style:font-size-asian="10pt" style:font-style-asian="normal" style:font-weight-asian="normal" style:font-size-complex="12pt"/>
    </style:style>
    <style:style style:name="T22" style:family="text">
      <style:text-properties fo:color="#2a6099" loext:opacity="100%" style:font-name="Consolas" fo:font-size="10pt" fo:font-style="normal" fo:font-weight="normal" officeooo:rsid="0019cc57" style:font-size-asian="10pt" style:font-style-asian="normal" style:font-weight-asian="normal" style:font-size-complex="12pt"/>
    </style:style>
    <style:style style:name="T23" style:family="text">
      <style:text-properties fo:color="#2a6099" loext:opacity="100%" style:font-name="Consolas" fo:font-size="10pt" fo:font-style="normal" fo:font-weight="normal" officeooo:rsid="001a8b45" style:font-size-asian="10pt" style:font-style-asian="normal" style:font-weight-asian="normal" style:font-size-complex="12pt"/>
    </style:style>
    <style:style style:name="T24" style:family="text">
      <style:text-properties fo:color="#2a6099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25" style:family="text">
      <style:text-properties officeooo:rsid="00218e6e"/>
    </style:style>
    <style:style style:name="T26" style:family="text">
      <style:text-properties officeooo:rsid="002203c2"/>
    </style:style>
    <style:style style:name="T27" style:family="text">
      <style:text-properties officeooo:rsid="00230e5b"/>
    </style:style>
    <style:style style:name="T28" style:family="text">
      <style:text-properties officeooo:rsid="0023dab9"/>
    </style:style>
    <style:style style:name="T29" style:family="text">
      <style:text-properties officeooo:rsid="00263ea1"/>
    </style:style>
    <style:style style:name="T30" style:family="text">
      <style:text-properties officeooo:rsid="0027bda3"/>
    </style:style>
    <style:style style:name="T31" style:family="text">
      <style:text-properties officeooo:rsid="00292cdb"/>
    </style:style>
    <style:style style:name="T32" style:family="text">
      <style:text-properties officeooo:rsid="00295882"/>
    </style:style>
    <style:style style:name="T33" style:family="text">
      <style:text-properties officeooo:rsid="002caadd"/>
    </style:style>
    <style:style style:name="T34" style:family="text">
      <style:text-properties officeooo:rsid="002df9d4"/>
    </style:style>
    <style:style style:name="T35" style:family="text">
      <style:text-properties officeooo:rsid="0030ba32"/>
    </style:style>
    <style:style style:name="T36" style:family="text">
      <style:text-properties officeooo:rsid="00327cec"/>
    </style:style>
    <style:style style:name="T37" style:family="text">
      <style:text-properties officeooo:rsid="003460c6"/>
    </style:style>
    <style:style style:name="T38" style:family="text">
      <style:text-properties officeooo:rsid="0034a6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ipe allocation algorithm</text:p>
      <text:p text:style-name="P1">Rui Xin Lee </text:p>
      <text:p text:style-name="P1">18<text:span text:style-name="T2">th</text:span> February 2021</text:p>
      <text:p text:style-name="P1"/>
      <text:p text:style-name="P1"/>
      <text:p text:style-name="P19"><text:span text:style-name="T18">1. <text:tab/></text:span><text:span text:style-name="T1">The </text:span><text:span text:style-name="T3">class </text:span><text:span text:style-name="T20">RecipeAllocation</text:span><text:span text:style-name="T24"> </text:span><text:span text:style-name="T5">is a genetic algorithm that searches for a feasible recipe <text:tab/>allocation </text:span><text:span text:style-name="T14">across</text:span><text:span text:style-name="T5"> default orders within a constrained space, </text:span><text:span text:style-name="T15">The constrains are</text:span><text:span text:style-name="T5">: </text:span></text:p>
      <text:p text:style-name="P2"><text:span text:style-name="T6"><text:tab/>a</text:span><text:span text:style-name="T4">. <text:tab/>there is no same recipe in each order </text:span><text:span text:style-name="T7">(condition A)</text:span></text:p>
      <text:p text:style-name="P3"><text:span text:style-name="T4"><text:tab/></text:span><text:span text:style-name="T6">b</text:span><text:span text:style-name="T4">. <text:tab/>vegetarian orders are only limited to vegetarian recipes, while </text:span><text:span text:style-name="T6">gourmet orders <text:tab/><text:tab/><text:tab/>can take both vegetarian and gourmet recipes </text:span><text:span text:style-name="T7">(condition B)</text:span></text:p>
      <text:p text:style-name="P3"><text:span text:style-name="T6"><text:tab/>c. <text:tab/>there is sufficient stock for each recipe </text:span><text:span text:style-name="T7">(condition C)</text:span></text:p>
      <text:p text:style-name="P12"/>
      <text:p text:style-name="P22"><text:span text:style-name="T26">2.<text:tab/>Business implications of this algorithm are </text:span><text:span text:style-name="T27">the following</text:span><text:span text:style-name="T26">:</text:span></text:p>
      <text:p text:style-name="P23"><text:span text:style-name="T25"><text:tab/>a. <text:tab/></text:span><text:span text:style-name="T33">E</text:span><text:span text:style-name="T12">xecution</text:span><text:span text:style-name="T29"> time:</text:span></text:p>
      <text:p text:style-name="P22"><text:span text:style-name="T28"><text:tab/><text:tab/>The evaluation time of </text:span><text:span text:style-name="T35">the</text:span><text:span text:style-name="T28"> </text:span><text:span text:style-name="T35">g</text:span><text:span text:style-name="T5">enetic algorithm</text:span><text:span text:style-name="T27"> </text:span><text:span text:style-name="T28">is proportionate to the size of default <text:tab/><text:tab/>orders </text:span><text:span text:style-name="T32">and choices of recipes</text:span><text:span text:style-name="T28">. </text:span><text:span text:style-name="T29">The search is not instantaneous. </text:span><text:span text:style-name="T35">H</text:span><text:span text:style-name="T29">ence </text:span><text:span text:style-name="T35">it</text:span><text:span text:style-name="T29"> cannot be <text:tab/><text:tab/><text:tab/>used </text:span><text:span text:style-name="T31">for</text:span><text:span text:style-name="T29"> real time </text:span><text:span text:style-name="T31">business decisions </text:span><text:span text:style-name="T32">making</text:span><text:span text:style-name="T29">. </text:span><text:span text:style-name="T32">Instead, t</text:span><text:span text:style-name="T30">his algorithm can be used to <text:tab/><text:tab/></text:span><text:span text:style-name="T32">generate different scenarios of feasible default orders allocation. </text:span><text:span text:style-name="T36">It can then be used <text:tab/><text:tab/>to </text:span><text:span text:style-name="T32">establish different scenarios of excessive s</text:span><text:span text:style-name="T30">tock to be sold to </text:span><text:span text:style-name="T31">transactional <text:tab/><text:tab/><text:tab/>customers. </text:span><text:span text:style-name="T32">These scenarios </text:span><text:span text:style-name="T30">ha</text:span><text:span text:style-name="T32">ve</text:span><text:span text:style-name="T30"> to </text:span><text:span text:style-name="T37">be</text:span><text:span text:style-name="T30"> recalibrated after a </text:span><text:span text:style-name="T32">number of</text:span><text:span text:style-name="T30"> arrival</text:span><text:span text:style-name="T37">s</text:span><text:span text:style-name="T30"> of new <text:tab/><text:tab/>orders.</text:span></text:p>
      <text:p text:style-name="P8"><text:tab/><text:span text:style-name="T25">b. <text:tab/></text:span><text:span text:style-name="T31">Optimal solutions:</text:span></text:p>
      <text:p text:style-name="P8"><text:span text:style-name="T29"><text:tab/><text:tab/>The algorithm only searches for a feasible solution </text:span><text:span text:style-name="T31">for default orders</text:span><text:span text:style-name="T29">. This solution <text:tab/><text:tab/>may not be optimal in providing a good variety of </text:span><text:span text:style-name="T31">recipes options to transactional <text:tab/><text:tab/><text:tab/>customers. Further algorithms or development on the current objective functions </text:span><text:span text:style-name="T32">has <text:tab/><text:tab/>to be done to satisfy this </text:span><text:span text:style-name="T38">purpose</text:span></text:p>
      <text:p text:style-name="P13"/>
      <text:p text:style-name="P5"><text:span text:style-name="T7">2. <text:tab/></text:span><text:span text:style-name="T4">Each order can be a combination of</text:span></text:p>
      <text:p text:style-name="P14"><text:tab/>a. <text:tab/>either vegetarian or gourmet</text:p>
      <text:p text:style-name="P14"><text:tab/>b. <text:tab/>either two, three or four recipes a week</text:p>
      <text:p text:style-name="P14"><text:tab/>c.<text:tab/>either two or four portions</text:p>
      <text:p text:style-name="P14"><text:tab/><text:tab/></text:p>
      <text:p text:style-name="P20"><text:span text:style-name="T8">3</text:span><text:span text:style-name="T6">.<text:tab/>After initiating the class, the method </text:span><text:span text:style-name="T22">load</text:span><text:span text:style-name="T6"> loads in orders.json and stock.json as specified in <text:tab/>the task.</text:span></text:p>
      <text:p text:style-name="P15"/>
      <text:p text:style-name="P20"><text:span text:style-name="T8">4</text:span><text:span text:style-name="T6">.<text:tab/>The method </text:span><text:span text:style-name="T22">search_feasibility</text:span><text:span text:style-name="T6"> return</text:span><text:span text:style-name="T11">s</text:span></text:p>
      <text:p text:style-name="P21"><text:span text:style-name="T6"><text:tab/>a. <text:tab/></text:span><text:span text:style-name="T22">True</text:span><text:span text:style-name="T6"> if a feasible allocation is found. </text:span><text:span text:style-name="T7">It stores a feasible solution as <text:tab/><text:tab/><text:tab/><text:tab/></text:span></text:p>
      <text:p text:style-name="P21"><text:span text:style-name="T7"><text:tab/><text:tab/></text:span><text:span text:style-name="T23">self</text:span><text:span text:style-name="T19">.feasible_parent </text:span><text:span text:style-name="T6">a</text:span><text:span text:style-name="T7">nd sets </text:span><text:span text:style-name="T23">self</text:span><text:span text:style-name="T19">.is_feasible</text:span><text:span text:style-name="T7"> as </text:span><text:span text:style-name="T22">True</text:span></text:p>
      <text:p text:style-name="P4"><text:span text:style-name="T4"><text:tab/>b. <text:tab/></text:span><text:span text:style-name="T21">False</text:span><text:span text:style-name="T4"> if the </text:span><text:span text:style-name="T10">profit</text:span><text:span text:style-name="T4"> function does not improve in 5 </text:span><text:span text:style-name="T11">successive </text:span><text:span text:style-name="T4">steps. It sets <text:tab/><text:tab/><text:tab/><text:tab/></text:span><text:span text:style-name="T21">self.is_feasible</text:span><text:span text:style-name="T4"> as <text:s/></text:span><text:span text:style-name="T21">False</text:span></text:p>
      <text:p text:style-name="P16"/>
      <text:p text:style-name="P4"><text:span text:style-name="T8">5</text:span><text:span text:style-name="T6">.<text:tab/></text:span><text:span text:style-name="T4">The algorithm </text:span><text:span text:style-name="T10">begins</text:span><text:span text:style-name="T4"> by creating a random 100 candidates of recipes allocations </text:span><text:span text:style-name="T8">for each <text:tab/></text:span><text:span text:style-name="T9">specific </text:span><text:span text:style-name="T8">order.</text:span></text:p>
      <text:p text:style-name="P12"><text:tab/>a. <text:tab/>To ensure that condition A is satisfied, a non replacement sampling is used to <text:tab/><text:tab/><text:tab/>generat these candidates.</text:p>
      <text:p text:style-name="P12"><text:tab/>b. <text:tab/>To ensure that condition B is satisfied, vegetarian orders for a candidate are <text:tab/><text:tab/><text:tab/>sampled from vegetarian recipes, while gourmet orders are sampled from both <text:tab/><text:tab/><text:tab/>vegetarian and gourmet recipes.</text:p>
      <text:p text:style-name="P12"/>
      <text:p text:style-name="P5"><text:span text:style-name="T4">6. <text:tab/>The </text:span><text:span text:style-name="T10">profit</text:span><text:span text:style-name="T4"> function that the algorithm </text:span><text:span text:style-name="T10">maximises</text:span><text:span text:style-name="T4"> is the sum of differences between total <text:tab/></text:span><text:span text:style-name="T10">recipe </text:span><text:span text:style-name="T4">allocation and </text:span><text:span text:style-name="T10">the recipe stock, for each recipe. </text:span><text:span text:style-name="T16">T</text:span><text:span text:style-name="T10">he recipe allocations take into <text:tab/>consideration the number of recipes and the number of portions for each order.</text:span></text:p>
      <text:p text:style-name="P17"><draw:frame draw:style-name="fr1" draw:name="Image1" text:anchor-type="char" svg:x="0.861cm" svg:y="0.42cm" svg:width="15.399cm" svg:height="0.935cm" draw:z-index="0"><draw:image xlink:href="Pictures/100000000000036900000035A93F8C7A65CC2B07.png" xlink:type="simple" xlink:show="embed" xlink:actuate="onLoad" draw:mime-type="image/png"/></draw:frame><text:soft-page-break/></text:p>
      <text:p text:style-name="P18"><text:tab/>When this profit function reaches 0, a solution is found. </text:p>
      <text:p text:style-name="P6"><text:span text:style-name="T10"><text:tab/>I</text:span><text:span text:style-name="T7">f the </text:span><text:span text:style-name="T10">profit</text:span><text:span text:style-name="T7"> function does not improve in 5 </text:span><text:span text:style-name="T11">successive </text:span><text:span text:style-name="T7">steps</text:span><text:span text:style-name="T10"> it is assumed that there is no <text:tab/>feasible </text:span><text:span text:style-name="T12">solution. The number of successive steps can be tweak </text:span><text:span text:style-name="T17">as a</text:span><text:span text:style-name="T12"> trade off </text:span><text:span text:style-name="T13">between</text:span><text:span text:style-name="T12"> <text:tab/></text:span><text:span text:style-name="T17">the </text:span><text:span text:style-name="T12">execution time and </text:span><text:span text:style-name="T13">the confidence of </text:span><text:span text:style-name="T17">the </text:span><text:span text:style-name="T13">algorithm output</text:span><text:span text:style-name="T12">.</text:span></text:p>
      <text:p text:style-name="P7"/>
      <text:p text:style-name="P7">7. <text:tab/><text:span text:style-name="T25">The algorithm creates a log.txt in the data folder recording<text:line-break/><text:tab/>a. <text:tab/>time taken for each generation</text:span></text:p>
      <text:p text:style-name="P7"><text:tab/><text:span text:style-name="T25">b. <text:tab/>best and worst profit for each generation</text:span></text:p>
      <text:p text:style-name="P7"><text:tab/><text:span text:style-name="T25">c. <text:tab/>best allocation in each generation</text:span></text:p>
      <text:p text:style-name="P7"/>
      <text:p text:style-name="P9">8. <text:tab/>Future algorithm improvement:</text:p>
      <text:p text:style-name="P9"><text:tab/>a.<text:tab/><text:span text:style-name="T33">The non replacement sampling within the genetic algorithm can be weighted for <text:tab/><text:tab/><text:tab/>the distribution of recipes in stock.</text:span></text:p>
      <text:p text:style-name="P9"><text:tab/><text:span text:style-name="T34">b.<text:tab/>The mutation rate and mutation gene count decreases as the profit gets closer to 0.<text:tab/></text:span></text:p>
      <text:p text:style-name="P10"><text:tab/><text:span text:style-name="T34">c</text:span><text:span text:style-name="T33">. <text:tab/>To improve </text:span><text:span text:style-name="T12">execution</text:span><text:span text:style-name="T33"> speed, the genetic algorithm can run on distributed computers. </text:span></text:p>
      <text:p text:style-name="P9"/>
      <text:p text:style-name="P7"/>
      <text:p text:style-name="P7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8T14:42:49.603000000</meta:creation-date>
    <dc:date>2021-02-18T19:10:30.023000000</dc:date>
    <meta:editing-duration>PT1H45M17S</meta:editing-duration>
    <meta:editing-cycles>26</meta:editing-cycles>
    <meta:generator>LibreOffice/7.0.4.2$Windows_X86_64 LibreOffice_project/dcf040e67528d9187c66b2379df5ea4407429775</meta:generator>
    <meta:document-statistic meta:table-count="0" meta:image-count="1" meta:object-count="0" meta:page-count="2" meta:paragraph-count="35" meta:word-count="549" meta:character-count="3467" meta:non-whitespace-character-count="2846"/>
  </office:meta>
</office:document-meta>
</file>